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pan text:style-name="style9">#include&lt;stdio.h&gt;</text:span></text:h>
      <text:h text:style-name="Default"><text:s text:c="2"/>2<text:s text:c="2"/><text:span text:style-name="style9">#include&lt;stdlib.h&gt;</text:span></text:h>
      <text:h text:style-name="Default"><text:s text:c="2"/>3<text:s text:c="2"/></text:h>
      <text:h text:style-name="Default"><text:s text:c="2"/>4<text:s text:c="2"/><text:span text:style-name="style5">struct </text:span><text:span text:style-name="style11">node</text:span></text:h>
      <text:h text:style-name="Default"><text:s text:c="2"/>5<text:s text:c="2"/><text:span text:style-name="style10">{</text:span></text:h>
      <text:h text:style-name="Default"><text:s text:c="2"/>6<text:s text:c="2"/><text:s text:c="4"/><text:span text:style-name="style5">struct </text:span><text:span text:style-name="style11">node </text:span><text:span text:style-name="style10">*</text:span><text:span text:style-name="style11">prev</text:span><text:span text:style-name="style10">;</text:span></text:h>
      <text:h text:style-name="Default"><text:s text:c="2"/>7<text:s text:c="2"/><text:s text:c="4"/><text:span text:style-name="style5">int </text:span><text:span text:style-name="style11">data</text:span><text:span text:style-name="style10">;</text:span></text:h>
      <text:h text:style-name="Default"><text:s text:c="2"/>8<text:s text:c="2"/><text:s text:c="4"/><text:span text:style-name="style5">struct </text:span><text:span text:style-name="style11">node </text:span><text:span text:style-name="style10">*</text:span><text:span text:style-name="style11">next</text:span><text:span text:style-name="style10">;</text:span></text:h>
      <text:h text:style-name="Default"><text:s text:c="2"/>9<text:s text:c="2"/><text:span text:style-name="style10">};</text:span></text:h>
      <text:h text:style-name="Default"><text:s text:c="1"/>10<text:s text:c="2"/><text:span text:style-name="style5">struct </text:span><text:span text:style-name="style11">node </text:span><text:span text:style-name="style10">*</text:span><text:span text:style-name="style11">head</text:span><text:span text:style-name="style10">=</text:span><text:span text:style-name="style11">NULL</text:span><text:span text:style-name="style10">;</text:span></text:h>
      <text:h text:style-name="Default"><text:s text:c="1"/>11<text:s text:c="2"/><text:span text:style-name="style5">void </text:span><text:span text:style-name="style11">insertbegindoubly</text:span><text:span text:style-name="style10">();</text:span></text:h>
      <text:h text:style-name="Default"><text:s text:c="1"/>12<text:s text:c="2"/><text:span text:style-name="style5">void </text:span><text:span text:style-name="style11">displayforward</text:span><text:span text:style-name="style10">();</text:span></text:h>
      <text:h text:style-name="Default"><text:s text:c="1"/>13<text:s text:c="2"/><text:span text:style-name="style5">void </text:span><text:span text:style-name="style11">insertposition</text:span><text:span text:style-name="style10">(</text:span><text:span text:style-name="style5">int</text:span><text:span text:style-name="style10">,</text:span><text:span text:style-name="style5">int</text:span><text:span text:style-name="style10">,</text:span><text:span text:style-name="style5">struct </text:span><text:span text:style-name="style11">node </text:span><text:span text:style-name="style10">*);</text:span></text:h>
      <text:h text:style-name="Default"><text:s text:c="1"/>14<text:s text:c="2"/><text:span text:style-name="style5">void </text:span><text:span text:style-name="style11">insertend</text:span><text:span text:style-name="style10">(</text:span><text:span text:style-name="style5">int</text:span><text:span text:style-name="style10">);</text:span></text:h>
      <text:h text:style-name="Default"><text:s text:c="1"/>15<text:s text:c="2"/><text:span text:style-name="style5">void </text:span><text:span text:style-name="style11">displaybackward</text:span><text:span text:style-name="style10">();</text:span></text:h>
      <text:h text:style-name="Default"><text:s text:c="1"/>16<text:s text:c="2"/></text:h>
      <text:h text:style-name="Default"><text:s text:c="1"/>17<text:s text:c="2"/><text:span text:style-name="style5">int </text:span><text:span text:style-name="style11">main</text:span><text:span text:style-name="style10">()</text:span></text:h>
      <text:h text:style-name="Default"><text:s text:c="1"/>18<text:s text:c="2"/><text:span text:style-name="style10">{</text:span></text:h>
      <text:h text:style-name="Default"><text:s text:c="1"/>19<text:s text:c="2"/><text:s text:c="5"/><text:span text:style-name="style5">int </text:span><text:span text:style-name="style11">item</text:span><text:span text:style-name="style10">,</text:span><text:span text:style-name="style11">n</text:span><text:span text:style-name="style10">;</text:span></text:h>
      <text:h text:style-name="Default"><text:s text:c="1"/>20<text:s text:c="2"/><text:s text:c="4"/><text:span text:style-name="style11">insertbegindoubly</text:span><text:span text:style-name="style10">();</text:span></text:h>
      <text:h text:style-name="Default"><text:s text:c="1"/>21<text:s text:c="2"/><text:s text:c="4"/><text:span text:style-name="style11">insertbegindoubly</text:span><text:span text:style-name="style10">();</text:span></text:h>
      <text:h text:style-name="Default"><text:s text:c="1"/>22<text:s text:c="2"/><text:s text:c="4"/><text:span text:style-name="style11">insertbegindoubly</text:span><text:span text:style-name="style10">();</text:span></text:h>
      <text:h text:style-name="Default"><text:s text:c="1"/>23<text:s text:c="2"/><text:s text:c="4"/><text:span text:style-name="style11">insertbegindoubly</text:span><text:span text:style-name="style10">();</text:span></text:h>
      <text:h text:style-name="Default"><text:s text:c="1"/>24<text:s text:c="2"/><text:s text:c="4"/><text:span text:style-name="style11">displayforward</text:span><text:span text:style-name="style10">();</text:span></text:h>
      <text:h text:style-name="Default"><text:s text:c="1"/>25<text:s text:c="2"/><text:s text:c="4"/><text:span text:style-name="style11">displaybackward</text:span><text:span text:style-name="style10">();</text:span></text:h>
      <text:h text:style-name="Default"><text:s text:c="1"/>26<text:s text:c="2"/><text:s text:c="4"/><text:span text:style-name="style11">insertposition</text:span><text:span text:style-name="style10">(</text:span><text:span text:style-name="style11">n</text:span><text:span text:style-name="style10">,</text:span><text:span text:style-name="style11">item</text:span><text:span text:style-name="style10">,</text:span><text:span text:style-name="style11">head</text:span><text:span text:style-name="style10">);</text:span></text:h>
      <text:h text:style-name="Default"><text:s text:c="1"/>27<text:s text:c="2"/><text:s text:c="4"/><text:span text:style-name="style11">displayforward</text:span><text:span text:style-name="style10">();</text:span></text:h>
      <text:h text:style-name="Default"><text:s text:c="1"/>28<text:s text:c="2"/><text:s text:c="4"/><text:span text:style-name="style11">printf</text:span><text:span text:style-name="style10">(</text:span><text:span text:style-name="style6">"\nin backwards\n"</text:span><text:span text:style-name="style10">);</text:span></text:h>
      <text:h text:style-name="Default"><text:s text:c="1"/>29<text:s text:c="2"/><text:s text:c="4"/><text:span text:style-name="style11">displaybackward</text:span><text:span text:style-name="style10">();</text:span></text:h>
      <text:h text:style-name="Default"><text:s text:c="1"/>30<text:s text:c="2"/><text:s text:c="4"/><text:span text:style-name="style11">insertend</text:span><text:span text:style-name="style10">(</text:span><text:span text:style-name="style11">item</text:span><text:span text:style-name="style10">);</text:span></text:h>
      <text:h text:style-name="Default"><text:s text:c="1"/>31<text:s text:c="2"/><text:s text:c="4"/><text:span text:style-name="style11">displayforward</text:span><text:span text:style-name="style10">();</text:span></text:h>
      <text:h text:style-name="Default"><text:s text:c="1"/>32<text:s text:c="2"/></text:h>
      <text:h text:style-name="Default"><text:s text:c="1"/>33<text:s text:c="2"/></text:h>
      <text:h text:style-name="Default"><text:s text:c="1"/>34<text:s text:c="2"/></text:h>
      <text:h text:style-name="Default"><text:s text:c="1"/>35<text:s text:c="2"/><text:s text:c="4"/><text:span text:style-name="style5">return </text:span><text:span text:style-name="style4">0</text:span><text:span text:style-name="style10">;</text:span></text:h>
      <text:h text:style-name="Default"><text:s text:c="1"/>36<text:s text:c="2"/><text:span text:style-name="style10">}</text:span></text:h>
      <text:h text:style-name="Default"><text:s text:c="1"/>37<text:s text:c="2"/></text:h>
      <text:h text:style-name="Default"><text:s text:c="1"/>38<text:s text:c="2"/><text:span text:style-name="style5">void </text:span><text:span text:style-name="style11">insertbegindoubly</text:span><text:span text:style-name="style10">()</text:span></text:h>
      <text:h text:style-name="Default"><text:s text:c="1"/>39<text:s text:c="2"/><text:span text:style-name="style10">{</text:span></text:h>
      <text:h text:style-name="Default"><text:s text:c="1"/>40<text:s text:c="2"/><text:s text:c="4"/><text:span text:style-name="style5">struct </text:span><text:span text:style-name="style11">node </text:span><text:span text:style-name="style10">*</text:span><text:span text:style-name="style11">newnode</text:span><text:span text:style-name="style10">;</text:span></text:h>
      <text:h text:style-name="Default"><text:s text:c="1"/>41<text:s text:c="2"/><text:s text:c="4"/><text:span text:style-name="style11">newnode</text:span><text:span text:style-name="style10">=(</text:span><text:span text:style-name="style5">struct </text:span><text:span text:style-name="style11">node </text:span><text:span text:style-name="style10">*)</text:span><text:span text:style-name="style11">malloc</text:span><text:span text:style-name="style10">(</text:span><text:span text:style-name="style5">sizeof</text:span><text:span text:style-name="style10">(</text:span><text:span text:style-name="style5">struct </text:span><text:span text:style-name="style11">node</text:span><text:span text:style-name="style10">));</text:span></text:h>
      <text:h text:style-name="Default"><text:s text:c="1"/>42<text:s text:c="2"/><text:s text:c="4"/><text:span text:style-name="style11">printf</text:span><text:span text:style-name="style10">(</text:span><text:span text:style-name="style6">"enter data : "</text:span><text:span text:style-name="style10">);</text:span></text:h>
      <text:h text:style-name="Default"><text:s text:c="1"/>43<text:s text:c="2"/><text:s text:c="4"/><text:span text:style-name="style11">scanf</text:span><text:span text:style-name="style10">(</text:span><text:span text:style-name="style6">"%d"</text:span><text:span text:style-name="style10">,&amp;</text:span><text:span text:style-name="style11">newnode</text:span><text:span text:style-name="style10">-&gt;</text:span><text:span text:style-name="style11">data</text:span><text:span text:style-name="style10">);</text:span></text:h>
      <text:h text:style-name="Default"><text:s text:c="1"/>44<text:s text:c="2"/><text:s text:c="4"/><text:span text:style-name="style11">newnode</text:span><text:span text:style-name="style10">-&gt;</text:span><text:span text:style-name="style11">next</text:span><text:span text:style-name="style10">=</text:span><text:span text:style-name="style11">NULL</text:span><text:span text:style-name="style10">;</text:span></text:h>
      <text:h text:style-name="Default"><text:s text:c="1"/>45<text:s text:c="2"/><text:s text:c="4"/><text:span text:style-name="style5">if</text:span><text:span text:style-name="style10">(</text:span><text:span text:style-name="style11">head</text:span><text:span text:style-name="style10">==</text:span><text:span text:style-name="style11">NULL</text:span><text:span text:style-name="style10">){</text:span></text:h>
      <text:h text:style-name="Default"><text:s text:c="1"/>46<text:s text:c="2"/><text:s text:c="8"/><text:span text:style-name="style11">head</text:span><text:span text:style-name="style10">=</text:span><text:span text:style-name="style11">newnode</text:span><text:span text:style-name="style10">;</text:span></text:h>
      <text:h text:style-name="Default"><text:s text:c="1"/>47<text:s text:c="2"/><text:s text:c="4"/><text:span text:style-name="style10">}</text:span></text:h>
      <text:h text:style-name="Default"><text:s text:c="1"/>48<text:s text:c="2"/></text:h>
      <text:h text:style-name="Default"><text:s text:c="1"/>49<text:s text:c="2"/><text:s text:c="4"/><text:span text:style-name="style5">else</text:span><text:span text:style-name="style10">{</text:span></text:h>
      <text:h text:style-name="Default"><text:s text:c="1"/>50<text:s text:c="2"/><text:s text:c="8"/><text:span text:style-name="style11">newnode</text:span><text:span text:style-name="style10">-&gt;</text:span><text:span text:style-name="style11">next</text:span><text:span text:style-name="style10">=</text:span><text:span text:style-name="style11">head</text:span><text:span text:style-name="style10">;</text:span></text:h>
      <text:h text:style-name="Default"><text:s text:c="1"/>51<text:s text:c="2"/><text:s text:c="8"/><text:span text:style-name="style11">head</text:span><text:span text:style-name="style10">-&gt;</text:span><text:span text:style-name="style11">prev</text:span><text:span text:style-name="style10">=</text:span><text:span text:style-name="style11">newnode</text:span><text:span text:style-name="style10">;</text:span></text:h>
      <text:h text:style-name="Default"><text:s text:c="1"/>52<text:s text:c="2"/><text:s text:c="8"/><text:span text:style-name="style11">head</text:span><text:span text:style-name="style10">=</text:span><text:span text:style-name="style11">newnode</text:span><text:span text:style-name="style10">;</text:span></text:h>
      <text:h text:style-name="Default"><text:s text:c="1"/>53<text:s text:c="2"/><text:s text:c="4"/><text:span text:style-name="style10">}</text:span></text:h>
      <text:h text:style-name="Default"><text:s text:c="1"/>54<text:s text:c="2"/><text:span text:style-name="style10">}</text:span></text:h>
      <text:h text:style-name="Default"><text:s text:c="1"/>55<text:s text:c="2"/></text:h>
      <text:h text:style-name="Default"><text:s text:c="1"/>56<text:s text:c="2"/><text:span text:style-name="style5">void </text:span><text:span text:style-name="style11">displayforward</text:span><text:span text:style-name="style10">()</text:span></text:h>
      <text:h text:style-name="Default"><text:s text:c="1"/>57<text:s text:c="2"/><text:span text:style-name="style10">{</text:span></text:h>
      <text:h text:style-name="Default"><text:s text:c="1"/>58<text:s text:c="2"/><text:s text:c="4"/><text:span text:style-name="style5">struct </text:span><text:span text:style-name="style11">node </text:span><text:span text:style-name="style10">*</text:span><text:span text:style-name="style11">temp</text:span><text:span text:style-name="style10">;</text:span></text:h>
      <text:h text:style-name="Default"><text:s text:c="1"/>59<text:s text:c="2"/><text:s text:c="4"/><text:span text:style-name="style5">if</text:span><text:span text:style-name="style10">(</text:span><text:span text:style-name="style11">head</text:span><text:span text:style-name="style10">==</text:span><text:span text:style-name="style11">NULL</text:span><text:span text:style-name="style10">){</text:span></text:h>
      <text:h text:style-name="Default"><text:s text:c="1"/>60<text:s text:c="2"/><text:s text:c="8"/><text:span text:style-name="style11">printf</text:span><text:span text:style-name="style10">(</text:span><text:span text:style-name="style6">"List is empty\n"</text:span><text:span text:style-name="style10">);</text:span></text:h>
      <text:h text:style-name="Default"><text:s text:c="1"/>61<text:s text:c="2"/><text:s text:c="4"/><text:span text:style-name="style10">}</text:span></text:h>
      <text:h text:style-name="Default"><text:s text:c="1"/>62<text:s text:c="2"/><text:s text:c="4"/><text:span text:style-name="style5">else</text:span><text:span text:style-name="style10">{</text:span></text:h>
      <text:h text:style-name="Default"><text:s text:c="1"/>63<text:s text:c="2"/><text:s text:c="8"/><text:span text:style-name="style11">temp</text:span><text:span text:style-name="style10">=</text:span><text:span text:style-name="style11">head</text:span><text:span text:style-name="style10">;</text:span></text:h>
      <text:h text:style-name="Default"><text:s text:c="1"/>64<text:s text:c="2"/><text:s text:c="8"/><text:span text:style-name="style11">printf</text:span><text:span text:style-name="style10">(</text:span><text:span text:style-name="style6">"list elements in doubly linked list are:\n"</text:span><text:span text:style-name="style10">);</text:span></text:h>
      <text:h text:style-name="Default"><text:s text:c="1"/>65<text:s text:c="2"/><text:s text:c="8"/><text:span text:style-name="style5">while</text:span><text:span text:style-name="style10">(</text:span><text:span text:style-name="style11">temp</text:span><text:span text:style-name="style10">!=</text:span><text:span text:style-name="style11">NULL</text:span><text:span text:style-name="style10">){</text:span></text:h>
      <text:h text:style-name="Default"><text:s text:c="1"/>66<text:s text:c="2"/><text:s text:c="12"/><text:span text:style-name="style11">printf</text:span><text:span text:style-name="style10">(</text:span><text:span text:style-name="style6">"%d\t"</text:span><text:span text:style-name="style10">,</text:span><text:span text:style-name="style11">temp</text:span><text:span text:style-name="style10">-&gt;</text:span><text:span text:style-name="style11">data</text:span><text:span text:style-name="style10">);</text:span></text:h>
      <text:h text:style-name="Default"><text:s text:c="1"/>67<text:s text:c="2"/><text:s text:c="12"/><text:span text:style-name="style11">temp</text:span><text:span text:style-name="style10">=</text:span><text:span text:style-name="style11">temp</text:span><text:span text:style-name="style10">-&gt;</text:span><text:span text:style-name="style11">next</text:span><text:span text:style-name="style10">;</text:span></text:h>
      <text:h text:style-name="Default"><text:s text:c="1"/>68<text:s text:c="2"/><text:s text:c="8"/><text:span text:style-name="style10">}</text:span></text:h>
      <text:h text:style-name="Default"><text:s text:c="1"/>69<text:s text:c="2"/><text:s text:c="4"/><text:span text:style-name="style10">}</text:span></text:h>
      <text:h text:style-name="Default"><text:s text:c="1"/>70<text:s text:c="2"/><text:span text:style-name="style10">}</text:span></text:h>
      <text:h text:style-name="Default"><text:s text:c="1"/>71<text:s text:c="2"/></text:h>
      <text:h text:style-name="Default"><text:s text:c="1"/>72<text:s text:c="2"/><text:span text:style-name="style5">void </text:span><text:span text:style-name="style11">insertposition</text:span><text:span text:style-name="style10">(</text:span><text:span text:style-name="style5">int </text:span><text:span text:style-name="style11">pos</text:span><text:span text:style-name="style10">,</text:span><text:span text:style-name="style5">int </text:span><text:span text:style-name="style11">data</text:span><text:span text:style-name="style10">,</text:span><text:span text:style-name="style5">struct </text:span><text:span text:style-name="style11">node </text:span><text:span text:style-name="style10">*</text:span><text:span text:style-name="style11">head</text:span><text:span text:style-name="style10">)</text:span></text:h>
      <text:h text:style-name="Default"><text:s text:c="1"/>73<text:s text:c="2"/><text:span text:style-name="style10">{</text:span></text:h>
      <text:h text:style-name="Default"><text:s text:c="1"/>74<text:s text:c="2"/><text:s text:c="4"/><text:span text:style-name="style5">struct </text:span><text:span text:style-name="style11">node </text:span><text:span text:style-name="style10">*</text:span><text:span text:style-name="style11">temp</text:span><text:span text:style-name="style10">;</text:span></text:h>
      <text:h text:style-name="Default"><text:s text:c="1"/>75<text:s text:c="2"/><text:s text:c="4"/><text:span text:style-name="style5">struct </text:span><text:span text:style-name="style11">node </text:span><text:span text:style-name="style10">*</text:span><text:span text:style-name="style11">newnode</text:span><text:span text:style-name="style10">=(</text:span><text:span text:style-name="style5">struct </text:span><text:span text:style-name="style11">node </text:span><text:span text:style-name="style10">*)</text:span><text:span text:style-name="style11">malloc</text:span><text:span text:style-name="style10">(</text:span><text:span text:style-name="style5">sizeof</text:span><text:span text:style-name="style10">(</text:span><text:span text:style-name="style5">struct </text:span><text:span text:style-name="style11">node</text:span><text:span text:style-name="style10">));</text:span></text:h>
      <text:h text:style-name="Default"><text:s text:c="1"/>76<text:s text:c="2"/><text:s text:c="4"/><text:span text:style-name="style11">newnode</text:span><text:span text:style-name="style10">-&gt;</text:span><text:span text:style-name="style11">next</text:span><text:span text:style-name="style10">=</text:span><text:span text:style-name="style11">NULL</text:span><text:span text:style-name="style10">;</text:span></text:h>
      <text:h text:style-name="Default"><text:s text:c="1"/>77<text:s text:c="2"/><text:s text:c="4"/><text:span text:style-name="style11">printf</text:span><text:span text:style-name="style10">(</text:span><text:span text:style-name="style6">"\nenter at position:"</text:span><text:span text:style-name="style10">);</text:span></text:h>
      <text:h text:style-name="Default"><text:s text:c="1"/>78<text:s text:c="2"/></text:h>
      <text:h text:style-name="Default"><text:s text:c="1"/>79<text:s text:c="2"/><text:s text:c="4"/><text:span text:style-name="style11">scanf</text:span><text:span text:style-name="style10">(</text:span><text:span text:style-name="style6">"%d"</text:span><text:span text:style-name="style10">,&amp;</text:span><text:span text:style-name="style11">pos</text:span><text:span text:style-name="style10">);</text:span></text:h>
      <text:h text:style-name="Default"><text:s text:c="1"/>80<text:s text:c="2"/><text:s text:c="4"/><text:span text:style-name="style5">if</text:span><text:span text:style-name="style10">(</text:span><text:span text:style-name="style11">pos</text:span><text:span text:style-name="style10">==</text:span><text:span text:style-name="style4">1</text:span><text:span text:style-name="style10">){</text:span></text:h>
      <text:h text:style-name="Default"><text:s text:c="1"/>81<text:s text:c="2"/><text:s text:c="12"/><text:span text:style-name="style11">insertbegindoubly</text:span><text:span text:style-name="style10">();</text:span></text:h>
      <text:h text:style-name="Default"><text:s text:c="1"/>82<text:s text:c="2"/></text:h>
      <text:h text:style-name="Default"><text:s text:c="1"/>83<text:s text:c="2"/><text:s text:c="4"/><text:span text:style-name="style10">}</text:span></text:h>
      <text:h text:style-name="Default"><text:s text:c="1"/>84<text:s text:c="2"/><text:s text:c="4"/><text:span text:style-name="style5">else</text:span><text:span text:style-name="style10">{</text:span></text:h>
      <text:h text:style-name="Default"><text:s text:c="1"/>85<text:s text:c="2"/><text:s text:c="13"/><text:span text:style-name="style11">pos</text:span><text:span text:style-name="style10">=</text:span><text:span text:style-name="style11">pos</text:span><text:span text:style-name="style10">-</text:span><text:span text:style-name="style4">1</text:span><text:span text:style-name="style10">;</text:span></text:h>
      <text:h text:style-name="Default"><text:s text:c="1"/>86<text:s text:c="2"/><text:s text:c="4"/><text:span text:style-name="style11">printf</text:span><text:span text:style-name="style10">(</text:span><text:span text:style-name="style6">"enter data:"</text:span><text:span text:style-name="style10">);</text:span></text:h>
      <text:h text:style-name="Default"><text:s text:c="1"/>87<text:s text:c="2"/><text:s text:c="4"/><text:span text:style-name="style11">scanf</text:span><text:span text:style-name="style10">(</text:span><text:span text:style-name="style6">"%d"</text:span><text:span text:style-name="style10">,&amp;</text:span><text:span text:style-name="style11">newnode</text:span><text:span text:style-name="style10">-&gt;</text:span><text:span text:style-name="style11">data</text:span><text:span text:style-name="style10">);</text:span></text:h>
      <text:h text:style-name="Default"><text:s text:c="1"/>88<text:s text:c="2"/><text:s text:c="4"/><text:span text:style-name="style11">newnode</text:span><text:span text:style-name="style10">-&gt;</text:span><text:span text:style-name="style11">next</text:span><text:span text:style-name="style10">=</text:span><text:span text:style-name="style11">NULL</text:span><text:span text:style-name="style10">;</text:span></text:h>
      <text:h text:style-name="Default"><text:s text:c="1"/>89<text:s text:c="2"/><text:s text:c="4"/><text:span text:style-name="style5">if</text:span><text:span text:style-name="style10">(</text:span><text:span text:style-name="style11">pos</text:span><text:span text:style-name="style10">==</text:span><text:span text:style-name="style4">0</text:span><text:span text:style-name="style10">)</text:span></text:h>
      <text:h text:style-name="Default"><text:s text:c="1"/>90<text:s text:c="2"/><text:s text:c="8"/><text:span text:style-name="style10">{</text:span></text:h>
      <text:h text:style-name="Default"><text:s text:c="1"/>91<text:s text:c="2"/><text:s text:c="12"/><text:span text:style-name="style11">head</text:span><text:span text:style-name="style10">=</text:span><text:span text:style-name="style11">newnode</text:span><text:span text:style-name="style10">;</text:span></text:h>
      <text:h text:style-name="Default"><text:s text:c="1"/>92<text:s text:c="2"/><text:s text:c="8"/><text:span text:style-name="style10">}</text:span></text:h>
      <text:h text:style-name="Default"><text:s text:c="1"/>93<text:s text:c="2"/><text:s text:c="4"/><text:span text:style-name="style5">else</text:span><text:span text:style-name="style10">{</text:span></text:h>
      <text:h text:style-name="Default"><text:s text:c="1"/>94<text:s text:c="2"/><text:s text:c="8"/><text:span text:style-name="style11">temp</text:span><text:span text:style-name="style10">=</text:span><text:span text:style-name="style11">head</text:span><text:span text:style-name="style10">;</text:span></text:h>
      <text:h text:style-name="Default"><text:s text:c="1"/>95<text:s text:c="2"/><text:s text:c="8"/><text:span text:style-name="style5">while</text:span><text:span text:style-name="style10">(--</text:span><text:span text:style-name="style11">pos</text:span><text:span text:style-name="style10">)</text:span></text:h>
      <text:h text:style-name="Default"><text:s text:c="1"/>96<text:s text:c="2"/><text:s text:c="12"/><text:span text:style-name="style10">{</text:span></text:h>
      <text:h text:style-name="Default"><text:s text:c="1"/>97<text:s text:c="2"/><text:s text:c="16"/><text:span text:style-name="style11">temp</text:span><text:span text:style-name="style10">=</text:span><text:span text:style-name="style11">temp</text:span><text:span text:style-name="style10">-&gt;</text:span><text:span text:style-name="style11">next</text:span><text:span text:style-name="style10">;</text:span></text:h>
      <text:h text:style-name="Default"><text:s text:c="1"/>98<text:s text:c="2"/><text:s text:c="12"/><text:span text:style-name="style10">}</text:span></text:h>
      <text:h text:style-name="Default"><text:s text:c="1"/>99<text:s text:c="2"/><text:s text:c="8"/><text:span text:style-name="style11">newnode</text:span><text:span text:style-name="style10">-&gt;</text:span><text:span text:style-name="style11">next </text:span><text:span text:style-name="style10">= </text:span><text:span text:style-name="style11">temp</text:span><text:span text:style-name="style10">-&gt;</text:span><text:span text:style-name="style11">next</text:span><text:span text:style-name="style10">;</text:span></text:h>
      <text:h text:style-name="Default">100<text:s text:c="2"/><text:s text:c="8"/><text:span text:style-name="style11">temp</text:span><text:span text:style-name="style10">-&gt;</text:span><text:span text:style-name="style11">next </text:span><text:span text:style-name="style10">= </text:span><text:span text:style-name="style11">newnode</text:span><text:span text:style-name="style10">;</text:span></text:h>
      <text:h text:style-name="Default">101<text:s text:c="2"/><text:s text:c="8"/><text:span text:style-name="style10">}</text:span></text:h>
      <text:h text:style-name="Default">102<text:s text:c="2"/></text:h>
      <text:h text:style-name="Default">103<text:s text:c="2"/><text:s text:c="4"/><text:span text:style-name="style10">}</text:span></text:h>
      <text:h text:style-name="Default">104<text:s text:c="2"/></text:h>
      <text:h text:style-name="Default">105<text:s text:c="2"/><text:span text:style-name="style10">}</text:span></text:h>
      <text:h text:style-name="Default">106<text:s text:c="2"/></text:h>
      <text:h text:style-name="Default">107<text:s text:c="2"/><text:span text:style-name="style5">void </text:span><text:span text:style-name="style11">insertend</text:span><text:span text:style-name="style10">(</text:span><text:span text:style-name="style5">int </text:span><text:span text:style-name="style11">item</text:span><text:span text:style-name="style10">)</text:span></text:h>
      <text:h text:style-name="Default">108<text:s text:c="2"/><text:span text:style-name="style10">{</text:span></text:h>
      <text:h text:style-name="Default">109<text:s text:c="2"/><text:s text:c="4"/><text:span text:style-name="style5">struct </text:span><text:span text:style-name="style11">node </text:span><text:span text:style-name="style10">*</text:span><text:span text:style-name="style11">temp</text:span><text:span text:style-name="style10">;</text:span></text:h>
      <text:h text:style-name="Default">110<text:s text:c="2"/><text:s text:c="4"/><text:span text:style-name="style5">struct </text:span><text:span text:style-name="style11">node </text:span><text:span text:style-name="style10">*</text:span><text:span text:style-name="style11">newnode</text:span><text:span text:style-name="style10">=(</text:span><text:span text:style-name="style5">struct </text:span><text:span text:style-name="style11">node </text:span><text:span text:style-name="style10">*)</text:span><text:span text:style-name="style11">malloc</text:span><text:span text:style-name="style10">(</text:span><text:span text:style-name="style5">sizeof</text:span><text:span text:style-name="style10">(</text:span><text:span text:style-name="style5">struct </text:span><text:span text:style-name="style11">node </text:span><text:span text:style-name="style10">*));</text:span></text:h>
      <text:h text:style-name="Default">111<text:s text:c="2"/><text:s text:c="4"/><text:span text:style-name="style11">printf</text:span><text:span text:style-name="style10">(</text:span><text:span text:style-name="style6">"\nenter data for end node "</text:span><text:span text:style-name="style10">);</text:span></text:h>
      <text:h text:style-name="Default">112<text:s text:c="2"/><text:s text:c="4"/><text:span text:style-name="style11">scanf</text:span><text:span text:style-name="style10">(</text:span><text:span text:style-name="style6">"%d"</text:span><text:span text:style-name="style10">,&amp;</text:span><text:span text:style-name="style11">newnode</text:span><text:span text:style-name="style10">-&gt;</text:span><text:span text:style-name="style11">data</text:span><text:span text:style-name="style10">);</text:span></text:h>
      <text:h text:style-name="Default">113<text:s text:c="2"/><text:s text:c="4"/><text:span text:style-name="style5">if</text:span><text:span text:style-name="style10">(</text:span><text:span text:style-name="style11">head</text:span><text:span text:style-name="style10">==</text:span><text:span text:style-name="style11">NULL</text:span><text:span text:style-name="style10">){</text:span></text:h>
      <text:h text:style-name="Default">114<text:s text:c="2"/><text:s text:c="12"/><text:span text:style-name="style11">newnode</text:span><text:span text:style-name="style10">-&gt;</text:span><text:span text:style-name="style11">next</text:span><text:span text:style-name="style10">=</text:span><text:span text:style-name="style11">NULL</text:span><text:span text:style-name="style10">;</text:span></text:h>
      <text:h text:style-name="Default">115<text:s text:c="2"/><text:s text:c="12"/><text:span text:style-name="style11">head</text:span><text:span text:style-name="style10">=</text:span><text:span text:style-name="style11">newnode</text:span><text:span text:style-name="style10">;</text:span></text:h>
      <text:h text:style-name="Default">116<text:s text:c="2"/><text:s text:c="4"/><text:span text:style-name="style10">}</text:span></text:h>
      <text:h text:style-name="Default">117<text:s text:c="2"/><text:s text:c="4"/><text:span text:style-name="style5">else</text:span><text:span text:style-name="style10">{</text:span></text:h>
      <text:h text:style-name="Default">118<text:s text:c="2"/><text:s text:c="12"/><text:span text:style-name="style11">temp</text:span><text:span text:style-name="style10">=</text:span><text:span text:style-name="style11">head</text:span><text:span text:style-name="style10">;</text:span></text:h>
      <text:h text:style-name="Default">119<text:s text:c="2"/><text:s text:c="12"/><text:span text:style-name="style5">while</text:span><text:span text:style-name="style10">(</text:span><text:span text:style-name="style11">temp</text:span><text:span text:style-name="style10">-&gt;</text:span><text:span text:style-name="style11">next</text:span><text:span text:style-name="style10">!=</text:span><text:span text:style-name="style11">NULL</text:span><text:span text:style-name="style10">){</text:span></text:h>
      <text:h text:style-name="Default">120<text:s text:c="2"/><text:s text:c="12"/><text:span text:style-name="style11">temp</text:span><text:span text:style-name="style10">=</text:span><text:span text:style-name="style11">temp</text:span><text:span text:style-name="style10">-&gt;</text:span><text:span text:style-name="style11">next</text:span><text:span text:style-name="style10">;</text:span></text:h>
      <text:h text:style-name="Default">121<text:s text:c="2"/><text:s text:c="12"/><text:span text:style-name="style10">}</text:span></text:h>
      <text:h text:style-name="Default">122<text:s text:c="2"/><text:s text:c="4"/><text:span text:style-name="style11">temp</text:span><text:span text:style-name="style10">-&gt;</text:span><text:span text:style-name="style11">next</text:span><text:span text:style-name="style10">=</text:span><text:span text:style-name="style11">newnode</text:span><text:span text:style-name="style10">;</text:span></text:h>
      <text:h text:style-name="Default">123<text:s text:c="2"/><text:s text:c="4"/><text:span text:style-name="style11">newnode</text:span><text:span text:style-name="style10">-&gt;</text:span><text:span text:style-name="style11">next</text:span><text:span text:style-name="style10">=</text:span><text:span text:style-name="style11">NULL</text:span><text:span text:style-name="style10">;</text:span></text:h>
      <text:h text:style-name="Default">124<text:s text:c="2"/><text:s text:c="4"/><text:span text:style-name="style10">}</text:span></text:h>
      <text:h text:style-name="Default">125<text:s text:c="2"/><text:span text:style-name="style10">}</text:span></text:h>
      <text:h text:style-name="Default">126<text:s text:c="2"/></text:h>
      <text:h text:style-name="Default">127<text:s text:c="2"/><text:span text:style-name="style5">void </text:span><text:span text:style-name="style11">displaybackward</text:span><text:span text:style-name="style10">()</text:span></text:h>
      <text:h text:style-name="Default">128<text:s text:c="2"/><text:span text:style-name="style10">{</text:span></text:h>
      <text:h text:style-name="Default">129<text:s text:c="2"/><text:s text:c="4"/><text:span text:style-name="style5">struct </text:span><text:span text:style-name="style11">node </text:span><text:span text:style-name="style10">*</text:span><text:span text:style-name="style11">temp1</text:span><text:span text:style-name="style10">=</text:span><text:span text:style-name="style11">head</text:span><text:span text:style-name="style10">;</text:span></text:h>
      <text:h text:style-name="Default">130<text:s text:c="2"/></text:h>
      <text:h text:style-name="Default">131<text:s text:c="2"/><text:s text:c="8"/><text:span text:style-name="style5">while</text:span><text:span text:style-name="style10">(</text:span><text:span text:style-name="style11">temp1</text:span><text:span text:style-name="style10">-&gt;</text:span><text:span text:style-name="style11">next</text:span><text:span text:style-name="style10">!=</text:span><text:span text:style-name="style11">NULL</text:span><text:span text:style-name="style10">){</text:span></text:h>
      <text:h text:style-name="Default">132<text:s text:c="2"/><text:s text:c="12"/><text:span text:style-name="style11">temp1</text:span><text:span text:style-name="style10">=</text:span><text:span text:style-name="style11">temp1</text:span><text:span text:style-name="style10">-&gt;</text:span><text:span text:style-name="style11">next</text:span><text:span text:style-name="style10">;</text:span></text:h>
      <text:h text:style-name="Default">133<text:s text:c="2"/><text:s text:c="8"/><text:span text:style-name="style10">}</text:span></text:h>
      <text:h text:style-name="Default">134<text:s text:c="2"/><text:s text:c="12"/><text:span text:style-name="style5">while</text:span><text:span text:style-name="style10">(</text:span><text:span text:style-name="style11">temp1</text:span><text:span text:style-name="style10">!=</text:span><text:span text:style-name="style11">head</text:span><text:span text:style-name="style10">){</text:span></text:h>
      <text:h text:style-name="Default">135<text:s text:c="2"/><text:s text:c="16"/><text:span text:style-name="style11">printf</text:span><text:span text:style-name="style10">(</text:span><text:span text:style-name="style6">"%d\t"</text:span><text:span text:style-name="style10">,</text:span><text:span text:style-name="style11">temp1</text:span><text:span text:style-name="style10">-&gt;</text:span><text:span text:style-name="style11">data</text:span><text:span text:style-name="style10">);</text:span></text:h>
      <text:h text:style-name="Default">136<text:s text:c="2"/><text:s text:c="16"/><text:span text:style-name="style11">temp1</text:span><text:span text:style-name="style10">=</text:span><text:span text:style-name="style11">temp1</text:span><text:span text:style-name="style10">-&gt;</text:span><text:span text:style-name="style11">prev</text:span><text:span text:style-name="style10">;</text:span></text:h>
      <text:h text:style-name="Default">137<text:s text:c="2"/><text:s text:c="12"/><text:span text:style-name="style10">}</text:span></text:h>
      <text:h text:style-name="Default">138<text:s text:c="2"/><text:s text:c="12"/><text:span text:style-name="style11">printf</text:span><text:span text:style-name="style10">(</text:span><text:span text:style-name="style6">"%d\t"</text:span><text:span text:style-name="style10">,</text:span><text:span text:style-name="style11">temp1</text:span><text:span text:style-name="style10">-&gt;</text:span><text:span text:style-name="style11">data</text:span><text:span text:style-name="style10">);</text:span></text:h>
      <text:h text:style-name="Default">139<text:s text:c="2"/></text:h>
      <text:h text:style-name="Default">140<text:s text:c="2"/></text:h>
      <text:h text:style-name="Default">141<text:s text:c="2"/></text:h>
      <text:h text:style-name="Default">142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8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9898d9"/>
    </style:style>
    <style:style style:name="style23" style:family="text">
      <style:text-properties style:font-name="Courier New" fo:color="#9898d9"/>
    </style:style>
    <style:style style:name="style65" style:family="text">
      <style:text-properties style:font-name="Courier New" fo:color="#c0c0c0"/>
    </style:style>
    <style:style style:name="style87" style:family="text">
      <style:text-properties style:font-name="Courier New" fo:color="#c0c0c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